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3.201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ISTITUTI_20_DI_20_ISTRUZIONE_5f_IRC_20_2023-2024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TITUTI DI ISTRUZIONE_IRC 2023-202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number-columns-repeated="993" table:default-cell-style-name="Default"/>
        <table:table-row table:style-name="ro1">
          <table:table-cell table:style-name="ce1" office:value-type="string" calcext:value-type="string">
            <text:p>ISTITUZIONE SCOLASTICA</text:p>
          </table:table-cell>
          <table:table-cell table:style-name="ce1" office:value-type="string" calcext:value-type="string">
            <text:p>POSIZIONE GIURIDICA</text:p>
          </table:table-cell>
          <table:table-cell table:style-name="ce1" office:value-type="string" calcext:value-type="string">
            <text:p>CODICE MECC.</text:p>
          </table:table-cell>
          <table:table-cell table:style-name="ce1" office:value-type="string" calcext:value-type="string">
            <text:p>TOTALE STUDENTI</text:p>
          </table:table-cell>
          <table:table-cell table:style-name="ce1" office:value-type="string" calcext:value-type="string">
            <text:p>STUDENTI IRC SI</text:p>
          </table:table-cell>
          <table:table-cell table:style-name="ce1" office:value-type="string" calcext:value-type="string">
            <text:p>STUDENTI IRC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LA "Antonio Bresciani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800Q</text:p>
          </table:table-cell>
          <table:table-cell table:style-name="ce7" table:formula="of:=[.F2]+[.E2]" office:value-type="float" office:value="657" calcext:value-type="float">
            <text:p>657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LDENO MATTARELL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100Q</text:p>
          </table:table-cell>
          <table:table-cell table:style-name="ce7" table:formula="of:=[.F3]+[.E3]" office:value-type="float" office:value="949" calcext:value-type="float">
            <text:p>949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LTA VAL DI SOLE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2006</text:p>
          </table:table-cell>
          <table:table-cell table:style-name="ce7" table:formula="of:=[.F4]+[.E4]" office:value-type="float" office:value="455" calcext:value-type="float">
            <text:p>455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LTA VALLAGARI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6000A</text:p>
          </table:table-cell>
          <table:table-cell table:style-name="ce7" table:formula="of:=[.F5]+[.E5]" office:value-type="float" office:value="560" calcext:value-type="float">
            <text:p>560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LTOPIANO DI PINE'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6008</text:p>
          </table:table-cell>
          <table:table-cell table:style-name="ce7" table:formula="of:=[.F6]+[.E6]" office:value-type="float" office:value="505" calcext:value-type="float">
            <text:p>505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RC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0005</text:p>
          </table:table-cell>
          <table:table-cell table:style-name="ce7" table:formula="of:=[.F7]+[.E7]" office:value-type="float" office:value="1297" calcext:value-type="float">
            <text:p>1297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float" office:value="283" calcext:value-type="float">
            <text:p>2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AVI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700X</text:p>
          </table:table-cell>
          <table:table-cell table:style-name="ce7" table:formula="of:=[.F8]+[.E8]" office:value-type="float" office:value="332" calcext:value-type="float">
            <text:p>332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BASSA ANAUNIA - TUENN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900A</text:p>
          </table:table-cell>
          <table:table-cell table:style-name="ce7" table:formula="of:=[.F9]+[.E9]" office:value-type="float" office:value="714" calcext:value-type="float">
            <text:p>714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BASSA VAL DI SOLE "G. Ciccolini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3002</text:p>
          </table:table-cell>
          <table:table-cell table:style-name="ce7" table:formula="of:=[.F10]+[.E10]" office:value-type="float" office:value="580" calcext:value-type="float">
            <text:p>580</text:p>
          </table:table-cell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BORGO VALSUGA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2001</text:p>
          </table:table-cell>
          <table:table-cell table:style-name="ce7" table:formula="of:=[.F11]+[.E11]" office:value-type="float" office:value="592" calcext:value-type="float">
            <text:p>59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BRENTONIC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61006</text:p>
          </table:table-cell>
          <table:table-cell table:style-name="ce7" table:formula="of:=[.F12]+[.E12]" office:value-type="float" office:value="286" calcext:value-type="float">
            <text:p>28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CAVALESE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09005</text:p>
          </table:table-cell>
          <table:table-cell table:style-name="ce7" table:formula="of:=[.F13]+[.E13]" office:value-type="float" office:value="697" calcext:value-type="float">
            <text:p>697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CEMBR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200G</text:p>
          </table:table-cell>
          <table:table-cell table:style-name="ce7" table:formula="of:=[.F14]+[.E14]" office:value-type="float" office:value="669" calcext:value-type="float">
            <text:p>669</text:p>
          </table:table-cell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CENTRO VALSUGA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300R</text:p>
          </table:table-cell>
          <table:table-cell table:style-name="ce7" table:formula="of:=[.F15]+[.E15]" office:value-type="float" office:value="756" calcext:value-type="float">
            <text:p>756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CIVEZZAN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7004</text:p>
          </table:table-cell>
          <table:table-cell table:style-name="ce7" table:formula="of:=[.F16]+[.E16]" office:value-type="float" office:value="567" calcext:value-type="float">
            <text:p>567</text:p>
          </table:table-cell>
          <table:table-cell table:style-name="ce7" office:value-type="float" office:value="483" calcext:value-type="float">
            <text:p>48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CLES "B. Clesio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100A</text:p>
          </table:table-cell>
          <table:table-cell table:style-name="ce7" table:formula="of:=[.F17]+[.E17]" office:value-type="float" office:value="677" calcext:value-type="float">
            <text:p>677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DEL CHIESE "Don L. Milani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8005</text:p>
          </table:table-cell>
          <table:table-cell table:style-name="ce7" table:formula="of:=[.F18]+[.E18]" office:value-type="float" office:value="723" calcext:value-type="float">
            <text:p>723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DI SCUOLA PRIMARIA E SECONDARIA DI PRIMIER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0009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FONDO - REVO'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800E</text:p>
          </table:table-cell>
          <table:table-cell table:style-name="ce7" table:formula="of:=[.F20]+[.E20]" office:value-type="float" office:value="882" calcext:value-type="float">
            <text:p>882</text:p>
          </table:table-cell>
          <table:table-cell table:style-name="ce7" office:value-type="float" office:value="776" calcext:value-type="float">
            <text:p>776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GIUDICARIE ESTERIORI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7009</text:p>
          </table:table-cell>
          <table:table-cell table:style-name="ce7" table:formula="of:=[.F21]+[.E21]" office:value-type="float" office:value="631" calcext:value-type="float">
            <text:p>631</text:p>
          </table:table-cell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ISERA - ROVERET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5008</text:p>
          </table:table-cell>
          <table:table-cell table:style-name="ce7" table:formula="of:=[.F22]+[.E22]" office:value-type="float" office:value="853" calcext:value-type="float">
            <text:p>853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LAVIS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5003</text:p>
          </table:table-cell>
          <table:table-cell table:style-name="ce7" table:formula="of:=[.F23]+[.E23]" office:value-type="float" office:value="921" calcext:value-type="float">
            <text:p>921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LEVICO TERME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800X</text:p>
          </table:table-cell>
          <table:table-cell table:style-name="ce7" table:formula="of:=[.F24]+[.E24]" office:value-type="float" office:value="1105" calcext:value-type="float">
            <text:p>1105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MEZZOCORO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300B</text:p>
          </table:table-cell>
          <table:table-cell table:style-name="ce7" table:formula="of:=[.F25]+[.E25]" office:value-type="float" office:value="928" calcext:value-type="float">
            <text:p>928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MEZZOLOMBARDO - PAGANELL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4007</text:p>
          </table:table-cell>
          <table:table-cell table:style-name="ce7" table:formula="of:=[.F26]+[.E26]" office:value-type="float" office:value="1070" calcext:value-type="float">
            <text:p>1070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MORI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900G</text:p>
          </table:table-cell>
          <table:table-cell table:style-name="ce7" table:formula="of:=[.F27]+[.E27]" office:value-type="float" office:value="760" calcext:value-type="float">
            <text:p>760</text:p>
          </table:table-cell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PERGINE 1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400L</text:p>
          </table:table-cell>
          <table:table-cell table:style-name="ce7" table:formula="of:=[.F28]+[.E28]" office:value-type="float" office:value="864" calcext:value-type="float">
            <text:p>864</text:p>
          </table:table-cell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PERGINE 2 "C. Freinet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500C</text:p>
          </table:table-cell>
          <table:table-cell table:style-name="ce7" table:formula="of:=[.F29]+[.E29]" office:value-type="float" office:value="1010" calcext:value-type="float">
            <text:p>1010</text:p>
          </table:table-cell>
          <table:table-cell table:style-name="ce7" office:value-type="float" office:value="789" calcext:value-type="float">
            <text:p>789</text:p>
          </table:table-cell>
          <table:table-cell table:style-name="ce7"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PREDAZZO TESERO PANCHIA' ZIAN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08009</text:p>
          </table:table-cell>
          <table:table-cell table:style-name="ce7" table:formula="of:=[.F30]+[.E30]" office:value-type="float" office:value="695" calcext:value-type="float">
            <text:p>695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RIVA 1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1001</text:p>
          </table:table-cell>
          <table:table-cell table:style-name="ce7" table:formula="of:=[.F31]+[.E31]" office:value-type="float" office:value="989" calcext:value-type="float">
            <text:p>989</text:p>
          </table:table-cell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227" calcext:value-type="float">
            <text:p>2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RIVA 2 "L. Pizzini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200R</text:p>
          </table:table-cell>
          <table:table-cell table:style-name="ce7" table:formula="of:=[.F32]+[.E32]" office:value-type="float" office:value="844" calcext:value-type="float">
            <text:p>844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ROVERETO EST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3007</text:p>
          </table:table-cell>
          <table:table-cell table:style-name="ce7" table:formula="of:=[.F33]+[.E33]" office:value-type="float" office:value="778" calcext:value-type="float">
            <text:p>778</text:p>
          </table:table-cell>
          <table:table-cell table:style-name="ce7" office:value-type="float" office:value="505" calcext:value-type="float">
            <text:p>505</text:p>
          </table:table-cell>
          <table:table-cell table:style-name="ce7" office:value-type="float" office:value="273" calcext:value-type="float">
            <text:p>2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ROVERETO NORD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9006</text:p>
          </table:table-cell>
          <table:table-cell table:style-name="ce7" table:formula="of:=[.F34]+[.E34]" office:value-type="float" office:value="728" calcext:value-type="float">
            <text:p>728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ROVERETO SUD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500V</text:p>
          </table:table-cell>
          <table:table-cell table:style-name="ce7" table:formula="of:=[.F35]+[.E35]" office:value-type="float" office:value="900" calcext:value-type="float">
            <text:p>900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276" calcext:value-type="float">
            <text:p>2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STRIGNO E TESIN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0100E</text:p>
          </table:table-cell>
          <table:table-cell table:style-name="ce7" table:formula="of:=[.F36]+[.E36]" office:value-type="float" office:value="562" calcext:value-type="float">
            <text:p>562</text:p>
          </table:table-cell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AI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600V</text:p>
          </table:table-cell>
          <table:table-cell table:style-name="ce7" table:formula="of:=[.F37]+[.E37]" office:value-type="float" office:value="600" calcext:value-type="float">
            <text:p>600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IONE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600D</text:p>
          </table:table-cell>
          <table:table-cell table:style-name="ce7" table:formula="of:=[.F38]+[.E38]" office:value-type="float" office:value="725" calcext:value-type="float">
            <text:p>725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1 "Margherita Hack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1900Q</text:p>
          </table:table-cell>
          <table:table-cell table:style-name="ce7" table:formula="of:=[.F39]+[.E39]" office:value-type="float" office:value="693" calcext:value-type="float">
            <text:p>693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2 "J. A. Comenius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2000X</text:p>
          </table:table-cell>
          <table:table-cell table:style-name="ce7" table:formula="of:=[.F40]+[.E40]" office:value-type="float" office:value="909" calcext:value-type="float">
            <text:p>909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3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600P</text:p>
          </table:table-cell>
          <table:table-cell table:style-name="ce7" table:formula="of:=[.F41]+[.E41]" office:value-type="float" office:value="1075" calcext:value-type="float">
            <text:p>1075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4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700E</text:p>
          </table:table-cell>
          <table:table-cell table:style-name="ce7" table:formula="of:=[.F42]+[.E42]" office:value-type="float" office:value="687" calcext:value-type="float">
            <text:p>687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5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200B</text:p>
          </table:table-cell>
          <table:table-cell table:style-name="ce7" table:formula="of:=[.F43]+[.E43]" office:value-type="float" office:value="1290" calcext:value-type="float">
            <text:p>1290</text:p>
          </table:table-cell>
          <table:table-cell table:style-name="ce7" office:value-type="float" office:value="857" calcext:value-type="float">
            <text:p>857</text:p>
          </table:table-cell>
          <table:table-cell table:style-name="ce7"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6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800A</text:p>
          </table:table-cell>
          <table:table-cell table:style-name="ce7" table:formula="of:=[.F44]+[.E44]" office:value-type="float" office:value="1172" calcext:value-type="float">
            <text:p>1172</text:p>
          </table:table-cell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342" calcext:value-type="float">
            <text:p>3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TRENTO 7 "Rita Levi Montalcini"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100G</text:p>
          </table:table-cell>
          <table:table-cell table:style-name="ce7" table:formula="of:=[.F45]+[.E45]" office:value-type="float" office:value="1186" calcext:value-type="float">
            <text:p>1186</text:p>
          </table:table-cell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398" calcext:value-type="float">
            <text:p>3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VAL RENDE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3400T</text:p>
          </table:table-cell>
          <table:table-cell table:style-name="ce7" table:formula="of:=[.F46]+[.E46]" office:value-type="float" office:value="710" calcext:value-type="float">
            <text:p>710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VALLE DEI LAGHI - DR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400C</text:p>
          </table:table-cell>
          <table:table-cell table:style-name="ce7" table:formula="of:=[.F47]+[.E47]" office:value-type="float" office:value="1313" calcext:value-type="float">
            <text:p>1313</text:p>
          </table:table-cell>
          <table:table-cell table:style-name="ce7" office:value-type="float" office:value="1072" calcext:value-type="float">
            <text:p>1072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VALLE DI LEDR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0600N</text:p>
          </table:table-cell>
          <table:table-cell table:style-name="ce7" table:formula="of:=[.F48]+[.E48]" office:value-type="float" office:value="336" calcext:value-type="float">
            <text:p>336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VIGOLO VATTARO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03006</text:p>
          </table:table-cell>
          <table:table-cell table:style-name="ce7" table:formula="of:=[.F49]+[.E49]" office:value-type="float" office:value="424" calcext:value-type="float">
            <text:p>424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COMPRENSIVO VILLA LAGARIN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46004</text:p>
          </table:table-cell>
          <table:table-cell table:style-name="ce7" table:formula="of:=[.F50]+[.E50]" office:value-type="float" office:value="723" calcext:value-type="float">
            <text:p>723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UOLA LADINA DI FASSA - SCOLA LADINA DE FASCIA</text:p>
          </table:table-cell>
          <table:table-cell table:style-name="ce2" office:value-type="string" calcext:value-type="string">
            <text:p>Scuola a carattere statale</text:p>
          </table:table-cell>
          <table:table-cell table:style-name="ce6" office:value-type="string" calcext:value-type="string">
            <text:p>TNIC85000Q</text:p>
          </table:table-cell>
          <table:table-cell table:style-name="ce7" office:value-type="float" office:value="1176" calcext:value-type="float">
            <text:p>1176</text:p>
          </table:table-cell>
          <table:table-cell table:style-name="ce7" office:value-type="float" office:value="1077" calcext:value-type="float">
            <text:p>1077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A. Degasperi" <text:s/>BORGO VALSUGANA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200E</text:p>
          </table:table-cell>
          <table:table-cell table:style-name="ce7" office:value-type="float" office:value="731" calcext:value-type="float">
            <text:p>731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don L.Milani" <text:s/>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9009</text:p>
          </table:table-cell>
          <table:table-cell table:style-name="ce7" office:value-type="float" office:value="644" calcext:value-type="float">
            <text:p>644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L. Guetti" <text:s/>TIONE DI 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700N</text:p>
          </table:table-cell>
          <table:table-cell table:style-name="ce7" office:value-type="float" office:value="929" calcext:value-type="float">
            <text:p>929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La Rosa Bianca" <text:s/>CAVALESE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100P</text:p>
          </table:table-cell>
          <table:table-cell table:style-name="ce7" office:value-type="float" office:value="631" calcext:value-type="float">
            <text:p>631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M. Curie" PERGINE VALSUGANA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4006</text:p>
          </table:table-cell>
          <table:table-cell table:style-name="ce7" office:value-type="float" office:value="795" calcext:value-type="float">
            <text:p>795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DI ISTRUZIONE "M. Martini" MEZZOLOMBARD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300A</text:p>
          </table:table-cell>
          <table:table-cell table:style-name="ce7" office:value-type="float" office:value="997" calcext:value-type="float">
            <text:p>997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ECONOMICO "A. Tambosi" <text:s/>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TD18000T</text:p>
          </table:table-cell>
          <table:table-cell table:style-name="ce7" office:value-type="float" office:value="834" calcext:value-type="float">
            <text:p>834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ECONOMICO E TECNOLOGICO "C.A. Pilati" <text:s/>CLES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TD100001</text:p>
          </table:table-cell>
          <table:table-cell table:style-name="ce7" office:value-type="float" office:value="686" calcext:value-type="float">
            <text:p>686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ECONOMICO E TECNOLOGICO "F. e G. Fontana" <text:s/>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TD020009</text:p>
          </table:table-cell>
          <table:table-cell table:style-name="ce7" office:value-type="float" office:value="511" calcext:value-type="float">
            <text:p>511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ECONOMICO E TECNOLOGICO "G. Floriani" RIVA DEL GARDA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800D</text:p>
          </table:table-cell>
          <table:table-cell table:style-name="ce7" office:value-type="float" office:value="674" calcext:value-type="float">
            <text:p>674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TECNOLOGICO "G. Marconi" <text:s/>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TF02000G</text:p>
          </table:table-cell>
          <table:table-cell table:style-name="ce7" office:value-type="float" office:value="925" calcext:value-type="float">
            <text:p>925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413" calcext:value-type="float">
            <text:p>41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STITUTO TECNICO TECNOLOGICO "M. Buonarroti" <text:s/>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13001</text:p>
          </table:table-cell>
          <table:table-cell table:style-name="ce7" office:value-type="float" office:value="1777" calcext:value-type="float">
            <text:p>1777</text:p>
          </table:table-cell>
          <table:table-cell table:style-name="ce6" office:value-type="float" office:value="1115" calcext:value-type="float">
            <text:p>1115</text:p>
          </table:table-cell>
          <table:table-cell table:style-name="ce6" office:value-type="float" office:value="662" calcext:value-type="float">
            <text:p>66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"A. Maffei" <text:s/>RIVA DEL GARDA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C01000Q</text:p>
          </table:table-cell>
          <table:table-cell table:style-name="ce7" office:value-type="float" office:value="952" calcext:value-type="float">
            <text:p>952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"A. Rosmini" 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C02000A</text:p>
          </table:table-cell>
          <table:table-cell table:style-name="ce7" office:value-type="float" office:value="1005" calcext:value-type="float">
            <text:p>1005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"A. Rosmini" 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M01000X</text:p>
          </table:table-cell>
          <table:table-cell table:style-name="ce7" office:value-type="float" office:value="1014" calcext:value-type="float">
            <text:p>1014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272" calcext:value-type="float">
            <text:p>27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"B. Russell" <text:s/>CLES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IS00600T</text:p>
          </table:table-cell>
          <table:table-cell table:style-name="ce7" office:value-type="float" office:value="861" calcext:value-type="float">
            <text:p>861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"F. Filzi" <text:s/>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M02000E</text:p>
          </table:table-cell>
          <table:table-cell table:style-name="ce7" office:value-type="float" office:value="652" calcext:value-type="float">
            <text:p>652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06" calcext:value-type="float">
            <text:p>20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CLASSICO "G. Prati" <text:s/>ROVERE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C04000G</text:p>
          </table:table-cell>
          <table:table-cell table:style-name="ce7" office:value-type="float" office:value="378" calcext:value-type="float">
            <text:p>378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DELLE ARTI "Vittoria-Bonporti-Depero" 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SD02000X</text:p>
          </table:table-cell>
          <table:table-cell table:style-name="ce7" office:value-type="float" office:value="1236" calcext:value-type="float">
            <text:p>1236</text:p>
          </table:table-cell>
          <table:table-cell table:style-name="ce6" office:value-type="float" office:value="747" calcext:value-type="float">
            <text:p>747</text:p>
          </table:table-cell>
          <table:table-cell table:style-name="ce6" office:value-type="float" office:value="489" calcext:value-type="float">
            <text:p>48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LINGUISTICO "S. M. Scholl" 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S11000Q</text:p>
          </table:table-cell>
          <table:table-cell table:style-name="ce7" office:value-type="float" office:value="763" calcext:value-type="float">
            <text:p>763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SCIENTIFICO "G. Galilei" <text:s/>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S01000V</text:p>
          </table:table-cell>
          <table:table-cell table:style-name="ce7" office:value-type="float" office:value="843" calcext:value-type="float">
            <text:p>843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CEO SCIENTIFICO "L. Da Vinci" <text:s/>TRENTO</text:p>
          </table:table-cell>
          <table:table-cell table:style-name="ce5" office:value-type="string" calcext:value-type="string">
            <text:p>Scuola a carattere statale</text:p>
          </table:table-cell>
          <table:table-cell table:style-name="ce7" office:value-type="string" calcext:value-type="string">
            <text:p>TNPS02000D</text:p>
          </table:table-cell>
          <table:table-cell table:style-name="ce7" office:value-type="float" office:value="1463" calcext:value-type="float">
            <text:p>1463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ONDAZIONE EDMUND MACH - ISTITUTO AGRARIO</text:p>
          </table:table-cell>
          <table:table-cell table:style-name="ce5" office:value-type="string" calcext:value-type="string">
            <text:p>Scuola paritaria</text:p>
          </table:table-cell>
          <table:table-cell table:style-name="ce7"/>
          <table:table-cell table:style-name="ce7" office:value-type="float" office:value="453" calcext:value-type="float">
            <text:p>45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OLO GIUSEPPE VERONESI</text:p>
          </table:table-cell>
          <table:table-cell table:style-name="ce5" office:value-type="string" calcext:value-type="string">
            <text:p>Scuola paritaria</text:p>
          </table:table-cell>
          <table:table-cell table:style-name="ce7"/>
          <table:table-cell table:style-name="ce7" office:value-type="float" office:value="138" calcext:value-type="float">
            <text:p>13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OCIETA' COOPERATIVA A R.L. "I. DE CARNERI" OXFORD CIVEZZANO</text:p>
          </table:table-cell>
          <table:table-cell table:style-name="ce5" office:value-type="string" calcext:value-type="string">
            <text:p>Scuola paritaria</text:p>
          </table:table-cell>
          <table:table-cell table:style-name="ce7"/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SSOCIAZIONE PEDAGOGICA STEINERIANA - TRENT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style-name="ce7" table:formula="of:=[.F77]+[.E77]" office:value-type="float" office:value="176" calcext:value-type="float">
            <text:p>176</text:p>
          </table:table-cell>
          <table:table-cell table:style-name="ce7"/>
          <table:table-cell table:style-name="ce7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LEGIO ARCIVESCOVILE C.ENDRICI - TRENTO</text:p>
          </table:table-cell>
          <table:table-cell table:style-name="ce2" office:value-type="string" calcext:value-type="string">
            <text:p>Scuola paritaria</text:p>
          </table:table-cell>
          <table:table-cell table:style-name="ce7"/>
          <table:table-cell table:number-columns-repeated="2" table:style-name="ce7" office:value-type="float" office:value="753" calcext:value-type="float">
            <text:p>753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OLLEGIO ARCIVESCOVILE DAME INGLESI - ROVERET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number-columns-repeated="2" table:style-name="ce7" office:value-type="float" office:value="414" calcext:value-type="float">
            <text:p>414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OOPERATIVA SOCIALE SACRA FAMIGLIA ONLUS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style-name="ce7" table:formula="of:=[.F80]+[.E80]" office:value-type="float" office:value="195" calcext:value-type="float">
            <text:p>195</text:p>
          </table:table-cell>
          <table:table-cell table:style-name="ce7" office:value-type="float" office:value="195" calcext:value-type="float">
            <text:p>19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GARDASCUOLA SOCIETA' COOPERATIVA SOCIALE - ARCO</text:p>
          </table:table-cell>
          <table:table-cell table:style-name="ce2" office:value-type="string" calcext:value-type="string">
            <text:p>Scuola paritaria</text:p>
          </table:table-cell>
          <table:table-cell table:style-name="ce7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SACRO CUORE - TRENT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number-columns-repeated="2" table:style-name="ce7" office:value-type="float" office:value="577" calcext:value-type="float">
            <text:p>577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SALESIANO MARIA AUSILIATRICE - TRENT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style-name="ce7" table:formula="of:=[.F83]+[.E83]" office:value-type="float" office:value="219" calcext:value-type="float">
            <text:p>219</text:p>
          </table:table-cell>
          <table:table-cell table:style-name="ce7" office:value-type="float" office:value="219" calcext:value-type="float">
            <text:p>219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ISTITUTO SALESIANO S. CROCE - MEZZAN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style-name="ce7" table:formula="of:=[.F84]+[.E84]" office:value-type="float" office:value="126" calcext:value-type="float">
            <text:p>126</text:p>
          </table:table-cell>
          <table:table-cell table:style-name="ce7" office:value-type="float" office:value="126" calcext:value-type="float">
            <text:p>126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CUOLA PARITARIA LA VELA - FONDAZIONE FAMIGLIA MATERNA - ROVERETO</text:p>
          </table:table-cell>
          <table:table-cell table:style-name="ce2" office:value-type="string" calcext:value-type="string">
            <text:p>Scuola paritaria</text:p>
          </table:table-cell>
          <table:table-cell table:style-name="ce6"/>
          <table:table-cell table:style-name="ce7" table:formula="of:=[.F85]+[.E85]" office:value-type="float" office:value="219" calcext:value-type="float">
            <text:p>219</text:p>
          </table:table-cell>
          <table:table-cell table:style-name="ce7" office:value-type="float" office:value="219" calcext:value-type="float">
            <text:p>219</text:p>
          </table:table-cell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Dati al 1° settembre 2023 (a.s. 2023/2024)   Fonte:Anagrafe unica studenti</text:p>
            <text:p/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8"/>
          <table:table-cell table:style-name="ce9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923">
          <table:table-cell table:number-columns-repeated="2"/>
          <table:table-cell table:style-name="ce8"/>
          <table:table-cell table:style-name="ce9" table:number-columns-repeated="3"/>
          <table:table-cell table:number-columns-repeated="1018"/>
        </table:table-row>
        <table:table-row table:style-name="ro3" table:number-rows-repeated="1047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7:29:43.6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ITUTI_20_DI_20_ISTRUZIONE_5f_IRC_20_2023-2024" style:display-name="PageStyle_ISTITUTI DI ISTRUZIONE_IRC 2023-202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print-date>2025-03-12T17:31:05.530000000</meta:print-date>
    <dc:date>2025-03-12T17:32:02.187000000</dc:date>
    <meta:editing-duration>PT2M23S</meta:editing-duration>
    <meta:editing-cycles>1</meta:editing-cycles>
    <meta:document-statistic meta:table-count="1" meta:cell-count="491" meta:object-count="0"/>
  </office:meta>
</office:document-meta>
</file>